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fo:min-height="3.496cm"/>
    </style:style>
    <style:style style:name="pr2" style:family="presentation" style:parent-style-name="Title1-outline1">
      <style:graphic-properties fo:min-height="11.918cm"/>
    </style:style>
    <style:style style:name="pr3" style:family="presentation" style:parent-style-name="Title1-notes">
      <style:graphic-properties draw:fill-color="#ffffff" fo:min-height="13.354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3" style:family="paragraph">
      <style:paragraph-properties fo:margin-left="2.151cm" fo:margin-right="0cm" fo:margin-top="0.282cm" fo:margin-bottom="0cm" fo:line-height="100%" fo:text-align="center" fo:text-indent="-1.834cm" style:punctuation-wrap="hanging" style:line-break="strict"/>
    </style:style>
    <style:style style:name="P4" style:family="paragraph">
      <style:paragraph-properties fo:margin-left="2.151cm" fo:margin-right="0cm" fo:margin-top="0.282cm" fo:margin-bottom="0cm" fo:line-height="100%" fo:text-align="center" fo:text-indent="-1.834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text-properties fo:font-size="28.1000003814697pt"/>
    </style:style>
    <style:style style:name="T1" style:family="text">
      <style:text-properties fo:color="#ffff66" style:font-name="Verdana1" fo:font-size="40pt" fo:language="en" fo:country="US" fo:font-weight="bold" style:font-name-asian="DejaVu Sans1" style:font-size-asian="40pt" style:font-weight-asian="bold" style:font-name-complex="DejaVu Sans1" style:font-size-complex="40pt" style:font-weight-complex="bold"/>
    </style:style>
    <style:style style:name="T2" style:family="text">
      <style:text-properties fo:color="#ffffff" style:font-name="Verdana1" fo:font-size="36pt" fo:language="en" fo:country="US" style:font-name-asian="DejaVu Sans1" style:font-size-asian="36pt" style:font-name-complex="DejaVu Sans1" style:font-size-complex="36pt"/>
    </style:style>
    <text:list-style style:name="L1">
      <text:list-level-style-number text:level="1" style:num-format="">
        <style:list-level-properties/>
        <style:text-properties fo:color="#ffff66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5.2cm" svg:height="3.5cm" svg:x="1.399cm" svg:y="0.84cm">
          <text:list text:style-name="L1">
            <text:list-header>
              <text:p text:style-name="P1"><text:span text:style-name="T1">Into your ha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8cm" svg:height="13.859cm" svg:x="0cm" svg:y="5.133cm">
          <text:p text:style-name="P3"><text:span text:style-name="T2">Into your hands we commend our spirits O Lord </text:span></text:p>
          <text:p text:style-name="P3"><text:span text:style-name="T2">Into your hands we commend our hearts </text:span></text:p>
          <text:p text:style-name="P3"><text:span text:style-name="T2">For we must die to ourselves in loving you </text:span></text:p>
          <text:p text:style-name="P3"><text:span text:style-name="T2">Into your hands we commend our love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6cm" svg:height="11.138cm" svg:x="3.072cm" svg:y="2.257cm" draw:page-number="1" presentation:class="page"/>
          <draw:custom-shape draw:style-name="gr4" draw:text-style-name="P5" draw:layer="layout" svg:width="16.8cm" svg:height="13.365cm" svg:x="2.1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3.496cm" svg:x="-0.001cm" svg:y="0.834cm" presentation:class="title" presentation:placeholder="true">
          <draw:text-box/>
        </draw:frame>
        <draw:frame presentation:style-name="pr2" draw:layer="layout" svg:width="27.99cm" svg:height="12.168cm" svg:x="-0.001cm" svg:y="5.2cm" presentation:class="outline" presentation:user-transformed="true">
          <draw:text-box>
            <text:list text:style-name="L3">
              <text:list-item>
                <text:p>O God, My God, Why have you gone from me </text:p>
              </text:list-item>
              <text:list-item>
                <text:p>Far from my prayers, far from my cry </text:p>
              </text:list-item>
              <text:list-item>
                <text:p>To you I call, but you never answer me</text:p>
              </text:list-item>
              <text:list-item>
                <text:p>You send no comfort and I don't know why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36cm" svg:height="11.128cm" svg:x="3.072cm" svg:y="2.256cm" draw:page-number="2" presentation:class="page"/>
          <draw:frame presentation:style-name="pr3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3.496cm" svg:x="-0.001cm" svg:y="0.834cm" presentation:class="title" presentation:placeholder="true">
          <draw:text-box/>
        </draw:frame>
        <draw:frame presentation:style-name="pr2" draw:layer="layout" svg:width="27.99cm" svg:height="12.168cm" svg:x="-0.001cm" svg:y="5.2cm" presentation:class="outline">
          <draw:text-box>
            <text:p><text:span text:style-name="T2">Into your hands we commend our spirits O Lord </text:span></text:p>
            <text:p><text:span text:style-name="T2">Into your hands we commend our hearts </text:span></text:p>
            <text:p><text:span text:style-name="T2">For we must die to ourselves in loving you </text:span></text:p>
            <text:p><text:span text:style-name="T2">Into your hands we commend our love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36cm" svg:height="11.128cm" svg:x="3.072cm" svg:y="2.256cm" draw:page-number="3" presentation:class="page"/>
          <draw:frame presentation:style-name="pr3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3.496cm" svg:x="-0.001cm" svg:y="0.834cm" presentation:class="title" presentation:placeholder="true">
          <draw:text-box/>
        </draw:frame>
        <draw:frame presentation:style-name="pr2" draw:layer="layout" svg:width="27.99cm" svg:height="12.168cm" svg:x="-0.001cm" svg:y="5.2cm" presentation:class="outline">
          <draw:text-box>
            <text:list text:style-name="L3">
              <text:list-item>
                <text:p>You've been my guide since I was very young </text:p>
              </text:list-item>
              <text:list-item>
                <text:p>You showed the way when I needed someone's hand </text:p>
              </text:list-item>
              <text:list-item>
                <text:p>But now I'm lonely, nobody is at my side</text:p>
              </text:list-item>
              <text:list-item>
                <text:p>Stay near my Lord, and be my friend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36cm" svg:height="11.128cm" svg:x="3.072cm" svg:y="2.256cm" draw:page-number="4" presentation:class="page"/>
          <draw:frame presentation:style-name="pr3" draw:layer="layout" svg:width="16.79cm" svg:height="13.354cm" svg:x="2.098cm" svg:y="14.106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 presentation:use-date-time-name="dtd1">
        <office:forms form:automatic-focus="false" form:apply-design-mode="false"/>
        <draw:frame presentation:style-name="pr1" draw:layer="layout" svg:width="27.99cm" svg:height="3.496cm" svg:x="-0.001cm" svg:y="0.834cm" presentation:class="title" presentation:placeholder="true">
          <draw:text-box/>
        </draw:frame>
        <draw:frame presentation:style-name="pr2" draw:layer="layout" svg:width="27.99cm" svg:height="12.168cm" svg:x="-0.001cm" svg:y="5.2cm" presentation:class="outline">
          <draw:text-box>
            <text:p><text:span text:style-name="T2">Into your hands we commend our spirits O Lord </text:span></text:p>
            <text:p><text:span text:style-name="T2">Into your hands we commend our hearts </text:span></text:p>
            <text:p><text:span text:style-name="T2">For we must die to ourselves in loving you </text:span></text:p>
            <text:p><text:span text:style-name="T2">Into your hands we commend our love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36cm" svg:height="11.128cm" svg:x="3.072cm" svg:y="2.256cm" draw:page-number="5" presentation:class="page"/>
          <draw:frame presentation:style-name="pr3" draw:text-style-name="P6" draw:layer="layout" svg:width="16.79cm" svg:height="13.354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9cm" fo:margin-right="0cm" fo:margin-top="0cm" fo:margin-bottom="0.5cm" fo:line-height="94%" fo:text-align="center" fo:text-indent="-1.049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9.7000007629394pt" fo:font-style="normal" fo:text-shadow="none" style:text-underline-style="none" fo:font-weight="normal" style:letter-kerning="true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273cm" fo:margin-right="0cm" fo:margin-top="0cm" fo:margin-bottom="0.397cm" fo:line-height="94%" fo:text-align="center" fo:text-indent="-0.87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7.6000003814697pt" fo:font-style="normal" fo:text-shadow="none" style:text-underline-style="none" fo:font-weight="normal" style:font-name-asian="DejaVu Sans1" style:font-family-asian="'DejaVu Sans'" style:font-pitch-asian="variable" style:font-size-asian="25pt" style:font-style-asian="normal" style:font-weight-asian="normal" style:font-name-complex="DejaVu Sans1" style:font-family-complex="'DejaVu Sans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498cm" fo:margin-right="0cm" fo:margin-top="0cm" fo:margin-bottom="0.3cm" fo:line-height="94%" fo:text-align="center" fo:text-indent="-0.699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.2999992370605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9cm" fo:margin-right="0cm" fo:margin-top="0cm" fo:margin-bottom="0.198cm" fo:line-height="94%" fo:text-align="center" fo:text-indent="-0.7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3cm" fo:margin-right="0cm" fo:margin-top="0cm" fo:margin-bottom="0.101cm" fo:line-height="94%" fo:text-align="center" fo:text-indent="-0.7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3cm" fo:margin-right="0cm" fo:margin-top="0cm" fo:margin-bottom="0.101cm" fo:line-height="94%" fo:text-align="center" fo:text-indent="-0.7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3cm" fo:margin-right="0cm" fo:margin-top="0cm" fo:margin-bottom="0.101cm" fo:line-height="94%" fo:text-align="center" fo:text-indent="-0.7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3cm" fo:margin-right="0cm" fo:margin-top="0cm" fo:margin-bottom="0.101cm" fo:line-height="94%" fo:text-align="center" fo:text-indent="-0.7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3cm" fo:margin-right="0cm" fo:margin-top="0cm" fo:margin-bottom="0.101cm" fo:line-height="94%" fo:text-align="center" fo:text-indent="-0.7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line-through-type="none" style:text-position="0% 100%" style:font-name="Verdana1" fo:font-family="Verdana" style:font-family-generic="swiss" style:font-pitch="variable" fo:font-size="51.5999984741211pt" fo:font-style="normal" fo:text-shadow="none" style:text-underline-style="none" fo:font-weight="bold" style:letter-kerning="true" style:font-name-asian="DejaVu Sans1" style:font-family-asian="'DejaVu Sans'" style:font-pitch-asian="variable" style:font-size-asian="40pt" style:font-style-asian="normal" style:font-weight-asian="bold" style:font-name-complex="DejaVu Sans1" style:font-family-complex="'DejaVu Sans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en" fo:country="AU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7.99cm" svg:height="3.496cm" svg:x="-0.001cm" svg:y="0.834cm" presentation:class="title" presentation:placeholder="true">
        <draw:text-box/>
      </draw:frame>
      <draw:frame presentation:style-name="Title1-outline1" draw:layer="backgroundobjects" svg:width="27.99cm" svg:height="12.168cm" svg:x="-0.001cm" svg:y="5.2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rect draw:style-name="Mgr3" draw:text-style-name="MP4" draw:layer="backgroundobjects" svg:width="21cm" svg:height="29.7cm" svg:x="0cm" svg:y="0cm">
          <text:p/>
        </draw:rect>
        <draw:custom-shape draw:style-name="Mgr4" draw:text-style-name="MP5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6cm" svg:height="11.128cm" svg:x="3.072cm" svg:y="2.256cm" presentation:class="page"/>
        <draw:frame presentation:style-name="Title1-notes" draw:layer="backgroundobjects" svg:width="16.79cm" svg:height="13.354cm" svg:x="2.098cm" svg:y="14.106cm" presentation:class="notes" presentation:placeholder="true">
          <draw:text-box/>
        </draw:frame>
        <draw:frame presentation:style-name="Mpr8" draw:text-style-name="MP7" draw:layer="backgroundobjects" svg:width="9.1cm" svg:height="1.474cm" svg:x="-0.001cm" svg:y="-0.001cm" presentation:class="header">
          <draw:text-box>
            <text:list text:style-name="ML5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9" draw:text-style-name="MP9" draw:layer="backgroundobjects" svg:width="9.1cm" svg:height="1.474cm" svg:x="11.884cm" svg:y="-0.001cm" presentation:class="date-time">
          <draw:text-box>
            <text:list text:style-name="ML5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10" draw:text-style-name="MP7" draw:layer="backgroundobjects" svg:width="9.1cm" svg:height="1.474cm" svg:x="-0.001cm" svg:y="28.213cm" presentation:class="footer">
          <draw:text-box>
            <text:list text:style-name="ML5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11" draw:text-style-name="MP9" draw:layer="backgroundobjects" svg:width="9.1cm" svg:height="1.474cm" svg:x="11.884cm" svg:y="28.213cm" presentation:class="page-number">
          <draw:text-box>
            <text:list text:style-name="ML5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5-03-29T08:22:32.246948479</dc:date>
    <dc:creator>irvy </dc:creator>
    <meta:editing-duration>PT1H54M35S</meta:editing-duration>
    <meta:editing-cycles>27</meta:editing-cycles>
    <meta:generator>LibreOffice/4.2.7.2$Linux_X86_64 LibreOffice_project/420m0$Build-2</meta:generator>
    <meta:document-statistic meta:object-count="59"/>
  </office:meta>
</office:document-meta>
</file>